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54.73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table:style-name="ce3" office:value-type="float" office:value="13" calcext:value-type="float">
            <text:p>0013</text:p>
          </table:table-cell>
          <table:table-cell table:style-name="Default"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table:style-name="ce3" office:value-type="float" office:value="15" calcext:value-type="float">
            <text:p>0015</text:p>
          </table:table-cell>
          <table:table-cell table:style-name="Default"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table:table-cell table:number-columns-repeated="2"/>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table:style-name="Default"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table:style-name="Default"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3" office:value-type="float" office:value="27" calcext:value-type="float">
            <text:p>0027</text:p>
          </table:table-cell>
          <table:table-cell table:style-name="Default"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office:value-type="string" calcext:value-type="string">
            <text:p>sample thermopile housing</text:p>
          </table:table-cell>
          <table:table-cell table:number-columns-repeated="4"/>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office:value-type="string" calcext:value-type="string">
            <text:p>oven</text:p>
          </table:table-cell>
          <table:table-cell table:number-columns-repeated="4"/>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office:value-type="string" calcext:value-type="string">
            <text:p>oven insert</text:p>
          </table:table-cell>
          <table:table-cell table:number-columns-repeated="4"/>
        </table:table-row>
        <table:table-row table:style-name="ro1">
          <table:table-cell table:style-name="ce3" office:value-type="float" office:value="31" calcext:value-type="float">
            <text:p>0031</text:p>
          </table:table-cell>
          <table:table-cell table:style-name="Default"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table:style-name="ce3" office:value-type="float" office:value="32" calcext:value-type="float">
            <text:p>0032</text:p>
          </table:table-cell>
          <table:table-cell table:style-name="Default" office:value-type="string" calcext:value-type="string">
            <text:p>slinky</text:p>
          </table:table-cell>
          <table:table-cell table:number-columns-repeated="3"/>
          <table:table-cell office:value-type="float" office:value="66" calcext:value-type="float">
            <text:p>0066</text:p>
          </table:table-cell>
          <table:table-cell office:value-type="string" calcext:value-type="string">
            <text:p>AC line separator</text:p>
          </table:table-cell>
          <table:table-cell table:number-columns-repeated="4"/>
        </table:table-row>
        <table:table-row table:style-name="ro1">
          <table:table-cell table:style-name="ce3" office:value-type="float" office:value="33" calcext:value-type="float">
            <text:p>0033</text:p>
          </table:table-cell>
          <table:table-cell table:style-name="Default" office:value-type="string" calcext:value-type="string">
            <text:p>tungsten-halogen lamp</text:p>
          </table:table-cell>
          <table:table-cell table:number-columns-repeated="3"/>
          <table:table-cell office:value-type="float" office:value="66" calcext:value-type="float">
            <text:p>0066</text:p>
          </table:table-cell>
          <table:table-cell office:value-type="string" calcext:value-type="string">
            <text:p>GE 150W T3 quartz halogen bulb</text:p>
          </table:table-cell>
          <table:table-cell table:number-columns-repeated="4"/>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office:value-type="string" calcext:value-type="string">
            <text:p>AC current probe</text:p>
          </table:table-cell>
          <table:table-cell table:number-columns-repeated="4"/>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table:style-name="Default"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office:value-type="string" calcext:value-type="string">
            <text:p>Ortec Ametek dual input alpha spectrometer</text:p>
          </table:table-cell>
          <table:table-cell table:number-columns-repeated="4"/>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table:style-name="ce3" office:value-type="float" office:value="58" calcext:value-type="float">
            <text:p>0058</text:p>
          </table:table-cell>
          <table:table-cell table:style-name="Default" office:value-type="string" calcext:value-type="string">
            <text:p>Protek digital thermometer</text:p>
          </table:table-cell>
          <table:table-cell table:number-columns-repeated="9"/>
        </table:table-row>
        <table:table-row table:style-name="ro1">
          <table:table-cell table:style-name="ce3" office:value-type="float" office:value="59" calcext:value-type="float">
            <text:p>0059</text:p>
          </table:table-cell>
          <table:table-cell table:style-name="Default"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table:style-name="Default"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table:style-name="Default"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table:style-name="Default"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table:style-name="Default"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5" calcext:value-type="float">
            <text:p>0075</text:p>
          </table:table-cell>
          <table:table-cell table:style-name="Default"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table:style-name="Default"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5" calcext:value-type="float">
            <text:p>0085</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6" calcext:value-type="float">
            <text:p>0086</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7" calcext:value-type="float">
            <text:p>0087</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8" calcext:value-type="float">
            <text:p>0088</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9" calcext:value-type="float">
            <text:p>0089</text:p>
          </table:table-cell>
          <table:table-cell table:style-name="ce7"/>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90" calcext:value-type="float">
            <text:p>0090</text:p>
          </table:table-cell>
          <table:table-cell table:style-name="ce7"/>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office:value-type="string" calcext:value-type="string">
            <text:p>leaf electroscope</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office:value-type="string" calcext:value-type="string">
            <text:p>CD4024</text:p>
          </table:table-cell>
          <table:table-cell table:number-columns-repeated="4"/>
        </table:table-row>
        <table:table-row table:style-name="ro1">
          <table:table-cell table:style-name="ce3" office:value-type="float" office:value="110" calcext:value-type="float">
            <text:p>0110</text:p>
          </table:table-cell>
          <table:table-cell table:style-name="Default" office:value-type="string" calcext:value-type="string">
            <text:p>lens cleaner</text:p>
          </table:table-cell>
          <table:table-cell table:number-columns-repeated="3"/>
          <table:table-cell office:value-type="float" office:value="109" calcext:value-type="float">
            <text:p>0109</text:p>
          </table:table-cell>
          <table:table-cell office:value-type="string" calcext:value-type="string">
            <text:p>CD4023</text:p>
          </table:table-cell>
          <table:table-cell table:number-columns-repeated="4"/>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112" calcext:value-type="float">
            <text:p>0112</text:p>
          </table:table-cell>
          <table:table-cell table:style-name="Default"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1">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table:style-name="ce3" office:value-type="float" office:value="132" calcext:value-type="float">
            <text:p>0132</text:p>
          </table:table-cell>
          <table:table-cell table:style-name="Default"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table:style-name="ce3" office:value-type="float" office:value="141" calcext:value-type="float">
            <text:p>0141</text:p>
          </table:table-cell>
          <table:table-cell table:style-name="Default"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table:style-name="Default" office:value-type="string" calcext:value-type="string">
            <text:p>0.1 m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table:style-name="Default"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table:style-name="Default"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table:style-name="Default"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table:style-name="Default"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table:style-name="Default"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table:style-name="Default"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table:style-name="Default"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table:style-name="Default"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table:style-name="ce3" office:value-type="float" office:value="174" calcext:value-type="float">
            <text:p>0174</text:p>
          </table:table-cell>
          <table:table-cell table:style-name="Default"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table:style-name="Default" office:value-type="string" calcext:value-type="string">
            <text:p>sextant</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7"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table:style-name="ce3" office:value-type="float" office:value="249" calcext:value-type="float">
            <text:p>0249</text:p>
          </table:table-cell>
          <table:table-cell table:style-name="Default"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table:style-name="ce3" office:value-type="float" office:value="263" calcext:value-type="float">
            <text:p>0263</text:p>
          </table:table-cell>
          <table:table-cell table:style-name="Default"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table:style-name="ce3" office:value-type="float" office:value="312" calcext:value-type="float">
            <text:p>0312</text:p>
          </table:table-cell>
          <table:table-cell table:style-name="Default"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0 kΩ Eico decade resi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table:style-name="ce3" office:value-type="float" office:value="426" calcext:value-type="float">
            <text:p>042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7" calcext:value-type="float">
            <text:p>042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8" calcext:value-type="float">
            <text:p>042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9" calcext:value-type="float">
            <text:p>042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0" calcext:value-type="float">
            <text:p>043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1" calcext:value-type="float">
            <text:p>043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2" calcext:value-type="float">
            <text:p>043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3" calcext:value-type="float">
            <text:p>043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4" calcext:value-type="float">
            <text:p>043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5" calcext:value-type="float">
            <text:p>043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6" calcext:value-type="float">
            <text:p>043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7" calcext:value-type="float">
            <text:p>043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8" calcext:value-type="float">
            <text:p>043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9" calcext:value-type="float">
            <text:p>043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0" calcext:value-type="float">
            <text:p>044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1" calcext:value-type="float">
            <text:p>044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2" calcext:value-type="float">
            <text:p>044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3" calcext:value-type="float">
            <text:p>044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4" calcext:value-type="float">
            <text:p>044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0-27T13:58:39.663347860</dc:date>
    <meta:editing-duration>P2DT8H35M36S</meta:editing-duration>
    <meta:editing-cycles>72</meta:editing-cycles>
    <meta:generator>LibreOffice/5.1.6.2$Linux_X86_64 LibreOffice_project/10m0$Build-2</meta:generator>
    <meta:document-statistic meta:table-count="2" meta:cell-count="1592" meta:object-count="0"/>
  </office:meta>
</office:document-meta>
</file>